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da0" officeooo:paragraph-rsid="000fd13b"/>
    </style:style>
    <style:style style:name="P2" style:family="paragraph" style:parent-style-name="Text_20_body">
      <style:text-properties officeooo:rsid="0010cda0" officeooo:paragraph-rsid="000fd13b"/>
    </style:style>
    <style:style style:name="P3" style:family="paragraph" style:parent-style-name="Text_20_body">
      <style:paragraph-properties fo:margin-top="0in" fo:margin-bottom="0in" loext:contextual-spacing="false" fo:line-height="100%"/>
    </style:style>
    <style:style style:name="P4" style:family="paragraph" style:parent-style-name="Header">
      <style:text-properties officeooo:rsid="00133779" officeooo:paragraph-rsid="00133779"/>
    </style:style>
    <style:style style:name="T1" style:family="text">
      <style:text-properties officeooo:rsid="0015b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all--</text:p>
      <text:p text:style-name="P3"/>
      <text:p text:style-name="P3">Goal: ADC measurement of AC input where the AC input to the ADC is offset, and there is a separate zero-crossing interrupt that marks the point where the AC passes through zero, (or at least at some level each cycle).</text:p>
      <text:p text:style-name="P3"/>
      <text:p text:style-name="P3">DMA stores ADC2 readings continuously in a circular buffer. The DMA interrupts at the half, and full buffer points, which triggers a notification to ADCTask.</text:p>
      <text:p text:style-name="P3"/>
      <text:p text:style-name="P3">EXTI10-15 interrupt stores the current DTW system timer and computes the difference between the new and previous interrupts. That produces a count of the number of system ticks during one AC cycle.</text:p>
      <text:p text:style-name="P3"/>
      <text:p text:style-name="P3">The ADC2 sample duration selection (i.e. <text:span text:style-name="T1">eight possibilities: </text:span>3,15,26,56,84,112,144,480) plus the 12 ADC cycle fixed duration times the division ratio between the system clock and the ADC clock, e.g. 16, determines the number of system ticks per ADC conversion.</text:p>
      <text:p text:style-name="P3"/>
      <text:p text:style-name="P3">The number of system ticks for one cycle determines when, in the ADCTask processing of the DMA buffer, the end/beginning of an AC cycle was marked by the EXTI interrupt.</text:p>
      <text:p text:style-name="P3"/>
      <text:p text:style-name="P3">The computation of an AC cycle is based on--</text:p>
      <text:p text:style-name="P3">1) the number of ADC readings during the cycle</text:p>
      <text:p text:style-name="P3">2) the sum of the readings</text:p>
      <text:p text:style-name="P3">3) the sum of the (readings – offset) squared.</text:p>
      <text:p text:style-name="P3"/>
      <text:p text:style-name="P3">Dividing 3) by 1) and taking the square root produces the rms value.</text:p>
      <text:p text:style-name="P3">Dividing 2) by 1) produces the offset.</text:p>
      <text:p text:style-name="P3"/>
      <text:p text:style-name="P3">The offset is initially set from the parameter file. By filtering the computed offset over a period of time the offset can be adjusted for drift.</text:p>
      <text:p text:style-name="P3"/>
      <text:p text:style-name="P3">ASM—fast512summing.S</text:p>
      <text:p text:style-name="P3"/>
      <text:p text:style-name="P3">This is an assembly routine for fast inline summing of a DMA buffer, and called from ADCTask.</text:p>
      <text:p text:style-name="P3"/>
      <text:p text:style-name="P3">ADCTask calls fast512summing with a pointer to the following struct, and an index into the DMA buffer. (buffer size – index) determines the number of readings summed. </text:p>
      <text:p text:style-name="P3"/>
      <text:p text:style-name="P3">Upon entry r0 holds the pointer to the struct, and r1 holds the index. The routine updates adc2ctr in the struct with the number that will be summed; computes a jump address and jumps to the inline code at the location to sum the number of readings called for.</text:p>
      <text:p text:style-name="P3"/>
      <text:p text:style-name="P3">Before exiting this routine updates the struct with the new sums, and the pointer into the DMA buffer.</text:p>
      <text:p text:style-name="P3"/>
      <text:p text:style-name="P3">struct SUMSQBUNDLE</text:p>
      <text:p text:style-name="P3">{</text:p>
      <text:p text:style-name="P3">uint64_t sumsq; // Sum of (reading - offset)^2</text:p>
      <text:p text:style-name="P3"><text:soft-page-break/>uint16_t* pdma; // Ptr to dma buffer </text:p>
      <text:p text:style-name="P3">uint16_t* pdma_end; // Ptr to dma buffer end+1</text:p>
      <text:p text:style-name="P3">uint32_t adcaccum; // Sum of readings</text:p>
      <text:p text:style-name="P3">uint32_t adc2ctr; // Running count of readings in both sums</text:p>
      <text:p text:style-name="P3">uint32_t offset; // ADC2 offset with zero input </text:p>
      <text:p text:style-name="P3">uint16_t n; // Number of readings to sum</text:p>
      <text:p text:style-name="P3"/>
      <text:p text:style-name="P3">};</text:p>
      <text:p text:style-name="P3"/>
      <text:p text:style-name="P3">ADCTask ADC2 notifications--</text:p>
      <text:p text:style-name="P3"/>
      <text:p text:style-name="P3">ADCTask handles both ADC1 and ADC2. The two ADCs run independently. The half DMA buffer interrupt and full DMA buffer interrupt trigger two notification bits for ADC1, and two for ADC2. With these, the ADCTask code can set a pointer to the DMA half-buffer that was just filled.</text:p>
      <text:p text:style-name="P3"/>
      <text:p text:style-name="P3">ADC1 measures 12 inputs and the DMA buffer is set to repeat 16 times before interrupting. Inline C code sums the DMA buffer for each of the 12 inputs.</text:p>
      <text:p text:style-name="P3"/>
      <text:p text:style-name="P3">For ADC2 the DMA buffer is summed with the fast assembly code. If the end of a zero crossing is encountered the DMA buffer is summed up to that point and the 'cycle_end' routine is called that computes differences in the sums and sets the next end point. Following this the remainder of the DMA buffer is summed. If there is no end-point contained in the DMA buffer the entire buffer is summed.</text:p>
      <text:p text:style-name="P3"/>
      <text:p text:style-name="P3">ADC2 buffering--</text:p>
      <text:p text:style-name="P3"/>
      <text:p text:style-name="P3">Since the ASM routine uses inline coding it needs to know the size of the buffer. ‘fast512summing.h’ file supplies a #define that specifies the half-dma buffer size in terms of half-words. (The DMA uses “items” in its counter and items can be words, half-words, or bytes. E.g. the ADC is two bytes, so 512 would specify a half buffer size of 1024 bytes, or a full buffer of 2048 bytes.</text:p>
      <text:p text:style-name="P3"/>
      <text:p text:style-name="P3">Changing the buffer size involves changing the one #defines in ‘fast512summing.h’. The C code uses this #define for sizing.</text:p>
      <text:p text:style-name="P3"/>
      <text:p text:style-name="P3">ADC2 sampling--</text:p>
      <text:p text:style-name="P3"/>
      <text:p text:style-name="P3">The rate that the ADC makes a conversion is determined by the ADC clock frequency and the sample duration selected. The ADC clock has to be below 30 MHz. With the system running at max rate, 180MHz, the PCLK2 frequency is 45 MHz. The ADC prescalar can be 2, 4, 6,or 8. With 4 selected the ADC clock runs at 11.25MHz. It could be 22.5 MHz, but there is also an issue of the sample selection needing to be long enough to fully charge the sampling capacitance, given the input impedance.</text:p>
      <text:p text:style-name="P3"/>
      <text:p text:style-name="P3">The initialization of ADCTask computes the number of system clock ticks per ADC conversion, given the initialization done when ‘main’ starts. The sampling duration in STM32CubeMX will result in the initialization setting up the system clock ticks per ADC conver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3779" officeooo:paragraph-rsid="001337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2</text:page-number> <text:s text:c="3"/>12/02/23 ADC detai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03T20:02:22.700142258</meta:creation-date>
    <dc:date>2023-12-03T21:01:28.030806260</dc:date>
    <meta:editing-duration>PT15M34S</meta:editing-duration>
    <meta:editing-cycles>2</meta:editing-cycles>
    <meta:generator>LibreOffice/5.1.6.2$Linux_X86_64 LibreOffice_project/10m0$Build-2</meta:generator>
    <meta:document-statistic meta:table-count="0" meta:image-count="0" meta:object-count="0" meta:page-count="2" meta:paragraph-count="39" meta:word-count="798" meta:character-count="4567" meta:non-whitespace-character-count="3801"/>
  </office:meta>
</office:document-meta>
</file>